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ヒラギノ角ゴ Pro W3" svg:font-family="'ヒラギノ角ゴ Pro W3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25in"/>
        </style:tab-stops>
      </style:paragraph-properties>
      <style:text-properties fo:color="#000000" style:font-name="Times New Roman" fo:font-size="12pt" officeooo:paragraph-rsid="001746b7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25in"/>
        </style:tab-stops>
      </style:paragraph-properties>
      <style:text-properties fo:color="#000000" style:font-name="Times New Roman" fo:font-size="12pt" officeooo:paragraph-rsid="0016f850" style:font-size-asian="12pt" style:font-size-complex="12pt"/>
    </style:style>
    <style:style style:name="P3" style:family="paragraph" style:parent-style-name="Header_20__26__20_Footer">
      <style:text-properties fo:color="#000000" style:font-name="Times New Roman" fo:language="en" fo:country="US" style:font-name-asian="Times New Roman" style:language-asian="en" style:country-asian="US" style:font-name-complex="Times New Roman" style:language-complex="none" style:country-complex="none"/>
    </style:style>
    <style:style style:name="P4" style:family="paragraph" style:parent-style-name="Body">
      <style:text-properties style:font-name="Times New Roman" fo:font-size="12pt" style:font-size-asian="12pt" style:font-size-complex="12pt"/>
    </style:style>
    <style:style style:name="P5" style:family="paragraph" style:parent-style-name="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Body">
      <style:paragraph-properties>
        <style:tab-stops>
          <style:tab-stop style:position="2.5in"/>
          <style:tab-stop style:position="5.3752in"/>
        </style:tab-stops>
      </style:paragraph-properties>
      <style:text-properties style:font-name="Times New Roman" fo:font-size="12pt" style:font-size-asian="12pt" style:font-size-complex="12pt"/>
    </style:style>
    <style:style style:name="P7" style:family="paragraph" style:parent-style-name="Body">
      <style:paragraph-properties>
        <style:tab-stops>
          <style:tab-stop style:position="1.1874in"/>
          <style:tab-stop style:position="1.3752in"/>
          <style:tab-stop style:position="2.5in"/>
          <style:tab-stop style:position="5.3752in"/>
        </style:tab-stops>
      </style:paragraph-properties>
      <style:text-properties style:font-name="Times New Roman" fo:font-size="12pt" style:font-size-asian="12pt" style:font-size-complex="12pt"/>
    </style:style>
    <style:style style:name="P8" style:family="paragraph" style:parent-style-name="Body">
      <style:paragraph-properties>
        <style:tab-stops>
          <style:tab-stop style:position="1.1874in"/>
          <style:tab-stop style:position="2.5in"/>
          <style:tab-stop style:position="5.3752in"/>
        </style:tab-stops>
      </style:paragraph-properties>
      <style:text-properties style:font-name="Times New Roman" fo:font-size="12pt" officeooo:rsid="00170b6c" officeooo:paragraph-rsid="00170b6c" style:font-size-asian="12pt" style:font-size-complex="12pt"/>
    </style:style>
    <style:style style:name="P9" style:family="paragraph" style:parent-style-name="Body">
      <style:text-properties style:font-name="Times New Roman" fo:font-size="12pt" fo:font-weight="bold" style:font-size-asian="12pt" style:font-weight-asian="bold" style:font-size-complex="12pt"/>
    </style:style>
    <style:style style:name="P10" style:family="paragraph" style:parent-style-name="Body">
      <style:paragraph-properties>
        <style:tab-stops>
          <style:tab-stop style:position="2.5in"/>
          <style:tab-stop style:position="5.3752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1" style:family="paragraph" style:parent-style-name="Body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12" style:family="paragraph" style:parent-style-name="Body" style:list-style-name="WW8Num1">
      <style:paragraph-properties fo:margin-left="0in" fo:margin-right="0in" fo:text-indent="0in" style:auto-text-indent="false">
        <style:tab-stops>
          <style:tab-stop style:position="1.3752in"/>
          <style:tab-stop style:position="2.5in"/>
          <style:tab-stop style:position="5.3752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3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1.3752in"/>
          <style:tab-stop style:position="2.5in"/>
          <style:tab-stop style:position="5.3752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4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officeooo:rsid="0016ead5" officeooo:paragraph-rsid="0016f850"/>
    </style:style>
    <style:style style:name="P15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officeooo:rsid="0016ead5" officeooo:paragraph-rsid="0016ead5"/>
    </style:style>
    <style:style style:name="P16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1.3752in"/>
          <style:tab-stop style:position="2.5in"/>
          <style:tab-stop style:position="5.3752in"/>
        </style:tab-stops>
      </style:paragraph-properties>
      <style:text-properties style:font-name="Times New Roman" fo:font-weight="bold" style:font-weight-asian="bold"/>
    </style:style>
    <style:style style:name="P17" style:family="paragraph" style:parent-style-name="Body" style:list-style-name="WW8Num2">
      <style:paragraph-properties fo:margin-left="0in" fo:margin-right="0in" fo:margin-top="0in" fo:margin-bottom="0in" style:contextual-spacing="false" fo:text-indent="0in" style:auto-text-indent="false">
        <style:tab-stops>
          <style:tab-stop style:position="2.6252in"/>
          <style:tab-stop style:position="5in"/>
        </style:tab-stops>
      </style:paragraph-properties>
      <style:text-properties style:font-name="Times New Roman" fo:font-weight="bold" style:font-weight-asian="bold"/>
    </style:style>
    <style:style style:name="P18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fo:font-weight="bold" style:font-weight-asian="bold"/>
    </style:style>
    <style:style style:name="P19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1in"/>
          <style:tab-stop style:position="1.25in"/>
          <style:tab-stop style:position="2.5in"/>
          <style:tab-stop style:position="5.3752in"/>
        </style:tab-stops>
      </style:paragraph-properties>
      <style:text-properties style:font-name="Times New Roman"/>
    </style:style>
    <style:style style:name="P20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1in"/>
          <style:tab-stop style:position="1.25in"/>
          <style:tab-stop style:position="2.5in"/>
          <style:tab-stop style:position="5.3752in"/>
        </style:tab-stops>
      </style:paragraph-properties>
      <style:text-properties style:font-name="Times New Roman" officeooo:paragraph-rsid="001746b7"/>
    </style:style>
    <style:style style:name="P21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officeooo:paragraph-rsid="0016ead5"/>
    </style:style>
    <style:style style:name="P22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officeooo:paragraph-rsid="0018aa57"/>
    </style:style>
    <style:style style:name="P23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officeooo:paragraph-rsid="0018aa57"/>
    </style:style>
    <style:style style:name="P24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1.25in"/>
          <style:tab-stop style:position="2.5in"/>
          <style:tab-stop style:position="5.3752in"/>
        </style:tab-stops>
      </style:paragraph-properties>
      <style:text-properties style:font-name="Times New Roman" fo:font-size="8pt" style:font-size-asian="7pt" style:font-size-complex="8pt"/>
    </style:style>
    <style:style style:name="P25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fo:font-weight="bold" officeooo:rsid="0018aa57" officeooo:paragraph-rsid="0018aa57" style:font-weight-asian="bold" style:font-weight-complex="bold"/>
    </style:style>
    <style:style style:name="P26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5in"/>
        </style:tab-stops>
      </style:paragraph-properties>
      <style:text-properties officeooo:paragraph-rsid="0016ead5"/>
    </style:style>
    <style:style style:name="P27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18aa57"/>
    </style:style>
    <style:style style:name="P28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18aa57"/>
    </style:style>
    <style:style style:name="P29" style:family="paragraph" style:parent-style-name="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0.3752in"/>
          <style:tab-stop style:position="1.3752in"/>
          <style:tab-stop style:position="2.5in"/>
          <style:tab-stop style:position="5.3752in"/>
        </style:tab-stops>
      </style:paragraph-properties>
      <style:text-properties fo:font-size="8pt" officeooo:paragraph-rsid="0016ead5" style:font-size-asian="7pt" style:font-size-complex="8pt"/>
    </style:style>
    <style:style style:name="T1" style:family="text">
      <style:text-properties fo:color="#000099" style:text-underline-style="solid" style:text-underline-width="auto" style:text-underline-color="font-color" officeooo:rsid="0016ea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46b7" style:font-style-asian="italic" style:font-style-complex="italic"/>
    </style:style>
    <style:style style:name="T4" style:family="text">
      <style:text-properties fo:font-style="italic" fo:font-weight="normal" officeooo:rsid="001445d0" style:font-style-asian="italic" style:font-weight-asian="normal" style:font-name-complex="Times New Roman" style:font-style-complex="normal" style:font-weight-complex="normal"/>
    </style:style>
    <style:style style:name="T5" style:family="text">
      <style:text-properties officeooo:rsid="0016ead5"/>
    </style:style>
    <style:style style:name="T6" style:family="text">
      <style:text-properties fo:font-variant="normal" fo:text-transform="none" fo:letter-spacing="normal" fo:font-style="normal" fo:font-weight="normal" officeooo:rsid="001445d0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18aa57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font-weight="normal" style:font-weight-asian="normal" style:font-name-complex="Times New Roman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1a66a5" style:font-weight-asian="bold"/>
    </style:style>
    <style:style style:name="T12" style:family="text">
      <style:text-properties style:font-name-complex="Times New Roman"/>
    </style:style>
    <style:style style:name="T13" style:family="text">
      <style:text-properties fo:font-style="normal" fo:font-weight="normal" officeooo:rsid="001445d0" style:font-style-asian="normal" style:font-weight-asian="normal" style:font-name-complex="Times New Roman" style:font-style-complex="normal" style:font-weight-complex="normal"/>
    </style:style>
    <style:style style:name="T14" style:family="text">
      <style:text-properties fo:font-style="normal" officeooo:rsid="001746b7" style:font-style-asian="normal" style:font-style-complex="normal"/>
    </style:style>
    <style:style style:name="T15" style:family="text">
      <style:text-properties officeooo:rsid="00170b6c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16ead5"/>
    </style:style>
    <style:style style:name="T18" style:family="text">
      <style:text-properties style:font-name="Times New Roman" fo:font-style="italic" officeooo:rsid="0016ead5" style:font-style-asian="italic" style:font-style-complex="italic"/>
    </style:style>
    <style:style style:name="T19" style:family="text">
      <style:text-properties style:font-name="Times New Roman" officeooo:rsid="0018aa57"/>
    </style:style>
    <style:style style:name="T20" style:family="text">
      <style:text-properties style:font-name="Times New Roman" fo:font-weight="bold" style:font-weight-asian="bold"/>
    </style:style>
    <style:style style:name="T21" style:family="text">
      <style:text-properties style:font-name="Times New Roman" fo:font-weight="bold" officeooo:rsid="0018aa57" style:font-weight-asian="bold" style:font-weight-complex="bold"/>
    </style:style>
    <style:style style:name="T22" style:family="text">
      <style:text-properties style:font-name="Times New Roman" fo:font-weight="normal" style:font-weight-asian="normal" style:font-weight-complex="normal"/>
    </style:style>
    <style:style style:name="T23" style:family="text">
      <style:text-properties officeooo:rsid="001746b7"/>
    </style:style>
    <style:style style:name="T24" style:family="text">
      <style:text-properties officeooo:rsid="0018aa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iographical Sketch: <text:span text:style-name="T5">Josef C. Uyeda</text:span></text:p>
      <text:p text:style-name="P5"><text:span text:style-name="T23">Postdoctoral Fellow</text:span>, Department of Biological Sciences</text:p>
      <text:p text:style-name="P5">University of Idaho, Moscow, Idaho 83844-3051</text:p>
      <text:p text:style-name="P5">email:<text:span text:style-name="T1">josef.uyeda@gmail.com</text:span>; phone: (<text:span text:style-name="T5">503</text:span>)<text:span text:style-name="T5">559</text:span>-<text:span text:style-name="T5">6433</text:span></text:p>
      <text:p text:style-name="P4"/>
      <text:p text:style-name="P9">a. Professional Preparation</text:p>
      <text:p text:style-name="P6"><text:span text:style-name="T5">Willamette University</text:span><text:tab/><text:span text:style-name="T5">Biology</text:span><text:tab/>B. <text:span text:style-name="T5">A</text:span>., <text:span text:style-name="T5">2006</text:span></text:p>
      <text:p text:style-name="P6"><text:span text:style-name="T5">Oregon State University</text:span><text:tab/><text:span text:style-name="T5">Zoology</text:span><text:tab/>Ph. D., 20<text:span text:style-name="T5">12</text:span></text:p>
      <text:p text:style-name="P6"><text:span text:style-name="T5">University of Idaho</text:span><text:tab/>Postdoctoral Fellow<text:tab/><text:span text:style-name="T5">2012-Present</text:span></text:p>
      <text:p text:style-name="P10"/>
      <text:p text:style-name="P10">b. Appointments</text:p>
      <text:p text:style-name="P7"><text:span text:style-name="T15">2012-Present<text:tab/>Postdoctoral Fellow</text:span>, Biological Sciences, University of Idaho, <text:span text:style-name="T15">Moscow, ID</text:span></text:p>
      <text:p text:style-name="P8">2011-2012<text:tab/>Graduate Instructor, Biology, Oregon State University, Corvallis, OR</text:p>
      <text:p text:style-name="P8">20<text:span text:style-name="T23">06</text:span>-2011<text:tab/>Graduate Teaching Assistant, Zoology, Oregon State University, Corvallis, OR</text:p>
      <text:p text:style-name="P8">2009<text:tab/>Nordic Research Fellow, C<text:span text:style-name="T23">EES</text:span>, <text:span text:style-name="T23">U</text:span>niversity of Oslo, Oslo, Norway</text:p>
      <text:p text:style-name="P8">2007-2010<text:tab/>NSF Pre-doctoral Fellow, Zoology, Oregon State University, Corvallis, OR.</text:p>
      <text:p text:style-name="P8"/>
      <text:list xml:id="list3078181922997129983" text:style-name="WW8Num1">
        <text:list-header>
          <text:p text:style-name="P12"><text:span text:style-name="T24">c. </text:span>Publications</text:p>
        </text:list-header>
      </text:list>
      <text:p text:style-name="P13">(i) Five most closely related to proposal project</text:p>
      <text:p text:style-name="P1"><text:span text:style-name="T5">Uyeda, JC, and LJ Harmon. 2014. A novel Bayesian method for inferring and interpreting the <text:tab/>dynamics of adaptive landscapes from phylogenetic comparative data. Systematic Biology, <text:tab/>doi:10.1093/sysbio/syu057.</text:span></text:p>
      <text:p text:style-name="P1"><text:span text:style-name="T6">Uyeda, JC, Caetano, DS, and MW Pennell. </text:span><text:span text:style-name="T7">Comparative analysis of principal components can be <text:tab/>misleading</text:span><text:span text:style-name="T6">. Accepted in Systematic Biology, </text:span><text:a xlink:type="simple" xlink:href="http://dx.doi.org/10.1101/007369"><text:span text:style-name="T6">http://dx.doi.org/10.1101/007369</text:span></text:a><text:span text:style-name="T6">.</text:span></text:p>
      <text:p text:style-name="P2"><text:span text:style-name="T8">Uyeda, JC</text:span><text:span text:style-name="T10">, </text:span><text:span text:style-name="T12">Hansen TF, Arnold SJ and J Pienaar. 2011. The million-year wait for <text:tab/>macroevolutionary </text:span><text:span text:style-name="T13">bursts. Proceedings of the National Academy of Sciences</text:span><text:span text:style-name="T4">, <text:tab/></text:span><text:span text:style-name="T13">108(38):15908-15913.</text:span></text:p>
      <text:p text:style-name="P14">Pennell, MW, Eastman, JM, Slater, GJ, Brown, JW, Uyeda, JC, Fitzjohn, RG, Alfaro, ME <text:tab/>and LJ Harmon. 2014. geiger v2.0: an expanded suite of methods for fitting <text:tab/>macroevolutionary models to phylogenetic trees. Bioinformatics, <text:tab/>doi:10.1093/bioinformatics/btu181.</text:p>
      <text:p text:style-name="P14">Pennell, MW, Harmon, LJ and JC Uyeda. 2013. Is there room for punctuated equilibrium in <text:tab/>macroevolution? Trends in Ecology and Evolution, 29(1):23-32.</text:p>
      <text:p text:style-name="P21"/>
      <text:p text:style-name="P18">(ii) <text:span text:style-name="T5">O</text:span>ther significant publications</text:p>
      <text:p text:style-name="P15">Uyeda, JC, Arnold, SJ, Hohenlohe, PA, and LS Mead. 2009. Drift promotes speciation by <text:tab/>sexual selection. Evolution 63(3):583-594.</text:p>
      <text:p text:style-name="P15">Jones, AG, Bürger, R, Arnold, SJ, Hohenlohe, PA and JC Uyeda. 2012. The effects of stochastic <text:tab/>and episodic movement of the optimum on the evolution of the G-matrix and the response of <text:tab/>the mean to selection. Journal of Evolutionary Biology, 25(11):2210-2231.</text:p>
      <text:p text:style-name="P15">Pennell, MW, Harmon, LJ and JC Uyeda. 2014. Speciation is unlikely to drive divergence <text:tab/>rates. Trends in Ecology and Evolution, 29(2):72-3.</text:p>
      <text:p text:style-name="P15">Uyeda, JC, Drewes, RC, and BM Zimkus. 2007. The California Academy of Sciences</text:p>
      <text:p text:style-name="P15"><text:tab/>Gulf of Guinea Expeditions (2001, 2006) VI. A new species of <text:span text:style-name="T2">Phrynobatrachus</text:span> from <text:tab/>the Gulf of Guinea islands and a reanalysis of <text:span text:style-name="T2">Phrynobatrachus dispar</text:span> and <text:span text:style-name="T2">P. feae</text:span> <text:soft-page-break/><text:tab/>(Anura: Phrynobatrachidae). Proceedings of the California Academy of Sciences, <text:tab/>58(18):367-385.</text:p>
      <text:p text:style-name="P15">Uyeda, JC, and SR Kephart. 2007. Detecting species boundaries and hybridization in</text:p>
      <text:p text:style-name="P26"><text:span text:style-name="T17"><text:tab/></text:span><text:span text:style-name="T18">Camassia quamash</text:span><text:span text:style-name="T17"> and </text:span><text:span text:style-name="T18">C. leichtlinii</text:span><text:span text:style-name="T17"> (Agavaceae) using allozymes. Systematic <text:tab/>Botany, 31(4):642-655.</text:span></text:p>
      <text:p text:style-name="P29"><text:span text:style-name="T17"/></text:p>
      <text:p text:style-name="P16">d. Synergistic activities</text:p>
      <text:p text:style-name="P19">201<text:span text:style-name="T23">1-2014</text:span><text:tab/><text:span text:style-name="T23">Invited lecturer and course TA for the Evolutionary Quantitative Genetics <text:tab/>workshop led by Steve Arnold and Joe Felsenstein (NESCENT in 2011, 2013, <text:tab/>NIMBIOS in 2014)</text:span></text:p>
      <text:p text:style-name="P20"><text:span text:style-name="T23">2014</text:span><text:tab/><text:span text:style-name="T23">Creator and maintainer of the R package </text:span><text:span text:style-name="T3">bayou </text:span><text:span text:style-name="T14">currently available on CRAN <text:tab/>for fitting adaptive models of trait evolution on phylogenies (http://cran.r-<text:tab/>project.org/web/packages/bayou/index.html)</text:span></text:p>
      <text:p text:style-name="P20">200<text:span text:style-name="T23">6, 2008</text:span><text:tab/><text:span text:style-name="T23">Participated in two multidisciplinary expeditions to the Gulf of Guinea islands <text:tab/>in Africa as a field associate with the California Academy of Sciences. During <text:tab/>both expeditions, I helped disseminate our results to local community members, <text:tab/>business owners and government officials. </text:span></text:p>
      <text:p text:style-name="P20">200<text:span text:style-name="T23">7</text:span>-present <text:tab/><text:span text:style-name="T14">I co-founded a cross-departmental graduate student outreach organization at <text:tab/>Oregon State University called BIO-GradS (Broader Impacts and Outreach <text:tab/>by GRADuate Students). As co-PI, I have obtained 3 outreach grants totaling <text:tab/>$2600 (Society for the Study of Evolution and Precollege Programs, OSU) <text:tab/>and organized two workshops for rural and underserved high schools in <text:tab/>Oregon. I have extensively participated in outreach <text:s/>(&gt;15 separate events, <text:tab/>&gt;700 <text:tab/>students and &gt;40 teachers).</text:span></text:p>
      <text:p text:style-name="P20"><text:span text:style-name="T23">2012-present</text:span><text:tab/><text:span text:style-name="T23">I am collaborating on the Arbor project as part of the Assembling, Visualizing <text:tab/>and Analyzing the Tree of Life (AVAToL) program . I work with a team of <text:tab/>software developers and biologists to provide a platform for analyzing and <text:tab/>visualizing phylogenetic comparative data. My duties include incorporating and <text:tab/>developing novel comparative methods for implementation in the Arbor software <text:tab/>and collaborating with researchers analyzing phylogenetic comparative data <text:tab/>across the AVAToL project. (http://www.arborworkflows.com/)</text:span></text:p>
      <text:p text:style-name="P24"/>
      <text:list xml:id="list2419712959521473759" text:style-name="WW8Num2">
        <text:list-header>
          <text:p text:style-name="P17"><text:span text:style-name="T24">e. </text:span>Collaborators &amp; other affiliations </text:p>
        </text:list-header>
      </text:list>
      <text:p text:style-name="P22"><text:span text:style-name="T9">(i) </text:span><text:span text:style-name="T11">Recent </text:span><text:span text:style-name="T9">Collaborators</text:span></text:p>
      <text:p text:style-name="P22"><text:span text:style-name="T5"><text:tab/>SJ Arnold (OSU), CE Blank (U. of Montana), R Bürger (U. of Vienna), DS Caetano (UI), <text:tab/>JM Eastman (UI), SL Eddy (U. of Washington), TF Hansen (U. of Oslo), LJ Harmon <text:tab/>(UI), PA Hohenlohe (UI), LD Houck (OSU), AG Jones (Texas A&amp;M), SR Kephart <text:tab/>(Willamette U.), KT Kiemnec-Tyburczy (Humboldt State U.), R Maia (UI), CR McClain <text:tab/>(NESCENT), ET Miller (UI), LR Moore (U. of S. Maine), MW Pennell (UI), ME <text:tab/>Pfrender (Notre Dame), J Pienaar (U. of Alabama), T Reitan (U. of Oslo), T Schweder <text:tab/>(U. of Oslo), <text:s/>MF Westphal (BLM, CA)</text:span></text:p>
      <text:p text:style-name="P27"><text:span text:style-name="T20">(ii) Graduate and postdoctoral advisors</text:span></text:p>
      <text:p text:style-name="P27"><text:span text:style-name="T19"><text:tab/>Stevan J Arnold (PhD Advisor, Oregon State U.)</text:span></text:p>
      <text:p text:style-name="P27"><text:span text:style-name="T19"><text:tab/>Luke J Harmon (Postdoctoral advisor, U. of Idaho)</text:span></text:p>
      <text:p text:style-name="P27"><text:span text:style-name="T21">(iii) Thesis/Postgraduate Scholar Sponsor</text:span></text:p>
      <text:p text:style-name="P25"><text:span text:style-name="T16"><text:tab/></text:span><text:span text:style-name="T22">N/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ヒラギノ角ゴ Pro W3" svg:font-family="'ヒラギノ角ゴ Pro W3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_26__20_Footer" style:display-name="Header &amp; Footer" style:family="paragraph">
      <style:paragraph-properties fo:orphans="2" fo:widows="2">
        <style:tab-stops>
          <style:tab-stop style:position="6.5in" style:type="right"/>
        </style:tab-stops>
      </style:paragraph-properties>
      <style:text-properties fo:color="#000000" style:font-name="Helvetica" fo:font-family="Helvetica" style:font-family-generic="swiss" style:font-pitch="variable" fo:font-size="10pt" fo:language="en" fo:country="US" style:font-name-asian="ヒラギノ角ゴ Pro W3" style:font-family-asian="'ヒラギノ角ゴ Pro W3'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Body" style:family="paragraph">
      <style:paragraph-properties fo:orphans="2" fo:widows="2"/>
      <style:text-properties fo:color="#000000" style:font-name="Helvetica" fo:font-family="Helvetica" style:font-family-generic="swiss" style:font-pitch="variable" fo:font-size="12pt" fo:language="en" fo:country="US" style:font-name-asian="ヒラギノ角ゴ Pro W3" style:font-family-asian="'ヒラギノ角ゴ Pro W3'" style:font-pitch-asian="variable" style:font-size-asian="12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text-position="0% 100%"/>
    </style:style>
    <style:style style:name="WW8Num2z0" style:family="text">
      <style:text-properties style:text-position="0% 100%"/>
    </style:style>
    <style:style style:name="WW8Num3z0" style:family="text">
      <style:text-properties style:text-position="0% 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margin-left="0.1854in"/>
        </style:list-level-properties>
      </text:list-level-style-number>
      <text:list-level-style-number text:level="2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0.5in" fo:margin-left="0.1854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1in" fo:margin-left="0.1854in"/>
        </style:list-level-properties>
      </text:list-level-style-number>
      <text:list-level-style-number text:level="4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1.5in" fo:margin-left="0.1854in"/>
        </style:list-level-properties>
      </text:list-level-style-number>
      <text:list-level-style-number text:level="5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2in" fo:margin-left="0.1854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2.5in" fo:margin-left="0.1854in"/>
        </style:list-level-properties>
      </text:list-level-style-number>
      <text:list-level-style-number text:level="7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3in" fo:margin-left="0.1854in"/>
        </style:list-level-properties>
      </text:list-level-style-number>
      <text:list-level-style-number text:level="8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3.5in" fo:margin-left="0.185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4in" fo:margin-left="0.1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 text:start-value="5">
        <style:list-level-properties text:list-level-position-and-space-mode="label-alignment">
          <style:list-level-label-alignment text:label-followed-by="listtab" text:list-tab-stop-position="0.5in" fo:margin-left="0.1854in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0.5in" fo:margin-left="0.1854in"/>
        </style:list-level-properties>
      </text:list-level-style-number>
      <text:list-level-style-number text:level="3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1in" fo:margin-left="0.1854in"/>
        </style:list-level-properties>
      </text:list-level-style-number>
      <text:list-level-style-number text:level="4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1.5in" fo:margin-left="0.1854in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2in" fo:margin-left="0.1854in"/>
        </style:list-level-properties>
      </text:list-level-style-number>
      <text:list-level-style-number text:level="6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2.5in" fo:margin-left="0.1854in"/>
        </style:list-level-properties>
      </text:list-level-style-number>
      <text:list-level-style-number text:level="7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3in" fo:margin-left="0.1854in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3.5in" fo:margin-left="0.1854in"/>
        </style:list-level-properties>
      </text:list-level-style-number>
      <text:list-level-style-number text:level="9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4in" fo:margin-left="0.1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A" style:num-letter-sync="true" text:start-value="10">
        <style:list-level-properties text:list-level-position-and-space-mode="label-alignment">
          <style:list-level-label-alignment text:label-followed-by="listtab" fo:margin-left="-1.3244in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fo:text-indent="0.5in" fo:margin-left="-1.3244in"/>
        </style:list-level-properties>
      </text:list-level-style-number>
      <text:list-level-style-number text:level="3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1in" fo:margin-left="-1.3244in"/>
        </style:list-level-properties>
      </text:list-level-style-number>
      <text:list-level-style-number text:level="4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1.5in" fo:margin-left="-1.3244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2in" fo:margin-left="-1.3244in"/>
        </style:list-level-properties>
      </text:list-level-style-number>
      <text:list-level-style-number text:level="6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2.5in" fo:margin-left="-1.3244in"/>
        </style:list-level-properties>
      </text:list-level-style-number>
      <text:list-level-style-number text:level="7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3in" fo:margin-left="-1.3244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3.5in" fo:margin-left="-1.3244in"/>
        </style:list-level-properties>
      </text:list-level-style-number>
      <text:list-level-style-number text:level="9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4in" fo:margin-left="-1.324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text-properties fo:color="#000000" style:font-name="Times New Roman" fo:language="en" fo:country="US" style:font-name-asian="Times New Roman" style:language-asian="en" style:country-asian="US" style:font-name-complex="Times New Roman" style:language-complex="none" style:country-complex="none"/>
    </style:style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4in" fo:margin-top="0.3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Harmon</meta:initial-creator>
    <meta:creation-date>2011-07-10T23:07:00</meta:creation-date>
    <dc:date>2015-01-14T11:11:12.830993679</dc:date>
    <meta:editing-cycles>5</meta:editing-cycles>
    <meta:editing-duration>PT2M</meta:editing-duration>
    <meta:generator>LibreOffice/4.2.7.2$Linux_X86_64 LibreOffice_project/420m0$Build-2</meta:generator>
    <meta:document-statistic meta:table-count="0" meta:image-count="0" meta:object-count="0" meta:page-count="2" meta:paragraph-count="43" meta:word-count="748" meta:character-count="5386" meta:non-whitespace-character-count="4604"/>
  </office:meta>
</office:document-meta>
</file>